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in" fo:margin-left="0in" table:align="left"/>
    </style:style>
    <style:style style:name="Table1.A" style:family="table-column">
      <style:table-column-properties style:column-width="0.9701in"/>
    </style:style>
    <style:style style:name="Table1.B" style:family="table-column">
      <style:table-column-properties style:column-width="1.5493in"/>
    </style:style>
    <style:style style:name="Table1.C" style:family="table-column">
      <style:table-column-properties style:column-width="1.1236in"/>
    </style:style>
    <style:style style:name="Table1.D" style:family="table-column">
      <style:table-column-properties style:column-width="1.0021in"/>
    </style:style>
    <style:style style:name="Table1.E" style:family="table-column">
      <style:table-column-properties style:column-width="1.2451in"/>
    </style:style>
    <style:style style:name="Table1.F" style:family="table-column">
      <style:table-column-properties style:column-width="0.6097in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F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F2" style:family="table-cell">
      <style:table-cell-properties fo:padding="0.0382in" fo:border-left="0.05pt solid #000000" fo:border-right="0.05pt solid #000000" fo:border-top="none" fo:border-bottom="none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F1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language="es" fo:country="MX"/>
    </style:style>
    <style:style style:name="P3" style:family="paragraph" style:parent-style-name="Heading_20_1">
      <style:text-properties fo:language="es" fo:country="MX"/>
    </style:style>
    <style:style style:name="P4" style:family="paragraph" style:parent-style-name="Table_20_Contents">
      <style:text-properties fo:language="es" fo:country="MX" officeooo:rsid="001835f8" officeooo:paragraph-rsid="001835f8"/>
    </style:style>
    <style:style style:name="P5" style:family="paragraph" style:parent-style-name="Table_20_Contents">
      <style:text-properties fo:language="es" fo:country="MX" officeooo:rsid="001835f8" officeooo:paragraph-rsid="00199b94"/>
    </style:style>
    <style:style style:name="P6" style:family="paragraph" style:parent-style-name="Table_20_Contents">
      <style:text-properties fo:language="es" fo:country="MX" officeooo:rsid="00199b94" officeooo:paragraph-rsid="00199b94"/>
    </style:style>
    <style:style style:name="P7" style:family="paragraph" style:parent-style-name="Table_20_Contents">
      <style:text-properties fo:language="es" fo:country="MX" officeooo:rsid="00199b94" officeooo:paragraph-rsid="001a369f"/>
    </style:style>
    <style:style style:name="P8" style:family="paragraph" style:parent-style-name="Table_20_Contents">
      <style:text-properties fo:language="es" fo:country="MX" officeooo:rsid="001a369f" officeooo:paragraph-rsid="001a369f"/>
    </style:style>
    <style:style style:name="P9" style:family="paragraph" style:parent-style-name="Table_20_Contents">
      <style:text-properties fo:language="es" fo:country="MX" officeooo:rsid="001c2a00" officeooo:paragraph-rsid="001c2a00"/>
    </style:style>
    <style:style style:name="P10" style:family="paragraph" style:parent-style-name="Table_20_Contents">
      <style:text-properties fo:language="es" fo:country="MX" officeooo:rsid="001f005a" officeooo:paragraph-rsid="001f005a"/>
    </style:style>
    <style:style style:name="P11" style:family="paragraph" style:parent-style-name="Table_20_Contents">
      <style:text-properties fo:language="es" fo:country="MX" officeooo:rsid="0020f724" officeooo:paragraph-rsid="0020f724"/>
    </style:style>
    <style:style style:name="P12" style:family="paragraph" style:parent-style-name="Table_20_Contents">
      <style:text-properties fo:language="es" fo:country="MX" officeooo:rsid="0021e53f" officeooo:paragraph-rsid="0021e53f"/>
    </style:style>
    <style:style style:name="P13" style:family="paragraph" style:parent-style-name="Table_20_Contents">
      <style:text-properties fo:language="es" fo:country="MX" officeooo:rsid="0023b904" officeooo:paragraph-rsid="0023b904"/>
    </style:style>
    <style:style style:name="P14" style:family="paragraph" style:parent-style-name="Table_20_Contents">
      <style:text-properties fo:language="es" fo:country="MX" officeooo:rsid="00254732" officeooo:paragraph-rsid="00254732"/>
    </style:style>
    <style:style style:name="P15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fo:language="es" fo:country="MX" officeooo:rsid="001835f8" officeooo:paragraph-rsid="001835f8"/>
    </style:style>
    <style:style style:name="P16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fo:language="es" fo:country="MX" officeooo:rsid="001a369f" officeooo:paragraph-rsid="001a369f"/>
    </style:style>
    <style:style style:name="P17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fo:language="es" fo:country="MX" officeooo:rsid="0020f724" officeooo:paragraph-rsid="0020f724"/>
    </style:style>
    <style:style style:name="P18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fo:language="es" fo:country="MX" officeooo:rsid="0021e53f" officeooo:paragraph-rsid="0021e53f"/>
    </style:style>
    <style:style style:name="P19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fo:language="es" fo:country="MX" officeooo:rsid="0023b904" officeooo:paragraph-rsid="0023b904"/>
    </style:style>
    <style:style style:name="P20" style:family="paragraph" style:parent-style-name="Table_20_Contents">
      <style:paragraph-properties fo:margin-left="0in" fo:margin-right="0.0299in" fo:text-indent="0in" style:auto-text-indent="false"/>
      <style:text-properties fo:language="es" fo:country="MX" officeooo:rsid="0023b904" officeooo:paragraph-rsid="0023b904"/>
    </style:style>
    <style:style style:name="T1" style:family="text">
      <style:text-properties officeooo:rsid="00199b94"/>
    </style:style>
    <style:style style:name="T2" style:family="text">
      <style:text-properties officeooo:rsid="0020f724"/>
    </style:style>
    <style:style style:name="T3" style:family="text">
      <style:text-properties officeooo:rsid="0021e5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Criterio C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4">Fecha</text:p>
          </table:table-cell>
          <table:table-cell table:style-name="Table1.A1" office:value-type="string">
            <text:p text:style-name="P4">Acción</text:p>
          </table:table-cell>
          <table:table-cell table:style-name="Table1.A1" office:value-type="string">
            <text:p text:style-name="P4">Detalles</text:p>
          </table:table-cell>
          <table:table-cell table:style-name="Table1.A1" office:value-type="string">
            <text:p text:style-name="P4">Comentarios</text:p>
          </table:table-cell>
          <table:table-cell table:style-name="Table1.A1" office:value-type="string">
            <text:p text:style-name="P4">Fecha de Complecioń</text:p>
          </table:table-cell>
          <table:table-cell table:style-name="Table1.F1" office:value-type="string">
            <text:p text:style-name="P15">Criterio</text:p>
          </table:table-cell>
        </table:table-row>
        <table:table-row>
          <table:table-cell table:style-name="Table1.A2" office:value-type="string">
            <text:p text:style-name="P4">07-09-2015 </text:p>
          </table:table-cell>
          <table:table-cell table:style-name="Table1.A2" office:value-type="string">
            <text:p text:style-name="P4">Primera reunión con el cliente</text:p>
          </table:table-cell>
          <table:table-cell table:style-name="Table1.A2" office:value-type="string">
            <text:p text:style-name="P4">Se concretó que una base de datos sería la solución ideal para los problemas con los que cuenta EDUCAS <text:s text:c="4"/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07-09-2015 </text:p>
          </table:table-cell>
          <table:table-cell table:style-name="Table1.F2" office:value-type="string">
            <text:p text:style-name="P15">A</text:p>
          </table:table-cell>
        </table:table-row>
        <table:table-row>
          <table:table-cell table:style-name="Table1.A2" office:value-type="string">
            <text:p text:style-name="P4">11-09-2015 </text:p>
          </table:table-cell>
          <table:table-cell table:style-name="Table1.A2" office:value-type="string">
            <text:p text:style-name="P4">Comienza la fase de análisis y de factibilidad </text:p>
          </table:table-cell>
          <table:table-cell table:style-name="Table1.A2" office:value-type="string">
            <text:p text:style-name="P4">Se investigará si es posible, y las maneras de conjugar las tecnologías necesarias para el producto 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14-09-2015</text:p>
          </table:table-cell>
          <table:table-cell table:style-name="Table1.F2" office:value-type="string">
            <text:p text:style-name="P15">B</text:p>
          </table:table-cell>
        </table:table-row>
        <table:table-row>
          <table:table-cell table:style-name="Table1.A2" office:value-type="string">
            <text:p text:style-name="P10">14-09-2015</text:p>
          </table:table-cell>
          <table:table-cell table:style-name="Table1.A2" office:value-type="string">
            <text:p text:style-name="P10">Segunda reunión</text:p>
          </table:table-cell>
          <table:table-cell table:style-name="Table1.A2" office:value-type="string">
            <text:p text:style-name="P10">Se realiza una segunda reunión con el cliente para determinar algunas especificaciones del producto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17">B</text:p>
          </table:table-cell>
        </table:table-row>
        <table:table-row>
          <table:table-cell table:style-name="Table1.A2" office:value-type="string">
            <text:p text:style-name="P10">15-09-2015</text:p>
          </table:table-cell>
          <table:table-cell table:style-name="Table1.A2" office:value-type="string">
            <text:p text:style-name="P10">Criterio D</text:p>
          </table:table-cell>
          <table:table-cell table:style-name="Table1.A2" office:value-type="string">
            <text:p text:style-name="P10">Se redacta el criterio D con base en la entrevista con el cliente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17">D</text:p>
          </table:table-cell>
        </table:table-row>
        <table:table-row>
          <table:table-cell table:style-name="Table1.A2" office:value-type="string">
            <text:p text:style-name="P4">16-09-2015</text:p>
          </table:table-cell>
          <table:table-cell table:style-name="Table1.A2" office:value-type="string">
            <text:p text:style-name="P4">Comienza estudio a fondo de las funciones de Access </text:p>
          </table:table-cell>
          <table:table-cell table:style-name="Table1.A2" office:value-type="string">
            <text:p text:style-name="P4">Se estudiarán y aprenderán las técnicas avanzadas necesarias para el producto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15">B-D </text:p>
          </table:table-cell>
        </table:table-row>
        <text:soft-page-break/>
        <table:table-row>
          <table:table-cell table:style-name="Table1.A2" office:value-type="string">
            <text:p text:style-name="P4">16-09-2015 </text:p>
          </table:table-cell>
          <table:table-cell table:style-name="Table1.A2" office:value-type="string">
            <text:p text:style-name="P4">Primer borrador del diseño del producto</text:p>
          </table:table-cell>
          <table:table-cell table:style-name="Table1.A2" office:value-type="string">
            <text:p text:style-name="P4">Considerando los requerimientos del cliente, se diseñará un boceto inicial de la estructura básica de la base de datos.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17-09-2015 </text:p>
          </table:table-cell>
          <table:table-cell table:style-name="Table1.F2" office:value-type="string">
            <text:p text:style-name="P17">D</text:p>
          </table:table-cell>
        </table:table-row>
        <table:table-row>
          <table:table-cell table:style-name="Table1.A2" office:value-type="string">
            <text:p text:style-name="P4">18-09-2015 </text:p>
          </table:table-cell>
          <table:table-cell table:style-name="Table1.A2" office:value-type="string">
            <text:p text:style-name="P4">Retroalimentación con el cliente</text:p>
          </table:table-cell>
          <table:table-cell table:style-name="Table1.A2" office:value-type="string">
            <text:p text:style-name="P4">Se mantendrá una pequeña entrevista con el cliente con respecto al boceto inicial de la base de datos 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18-09-2015 </text:p>
          </table:table-cell>
          <table:table-cell table:style-name="Table1.F2" office:value-type="string">
            <text:p text:style-name="P15">D </text:p>
          </table:table-cell>
        </table:table-row>
        <table:table-row>
          <table:table-cell table:style-name="Table1.A2" office:value-type="string">
            <text:p text:style-name="P11">20-09-2015</text:p>
          </table:table-cell>
          <table:table-cell table:style-name="Table1.A2" office:value-type="string">
            <text:p text:style-name="P11">Actualización de Criterios</text:p>
          </table:table-cell>
          <table:table-cell table:style-name="Table1.A2" office:value-type="string">
            <text:p text:style-name="P11">Se actualiza el criterio D con base en la entrevista con el cliente y se redactan los criterios criterio A, <text:span text:style-name="T3">B y C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18">A,B,C,D</text:p>
          </table:table-cell>
        </table:table-row>
        <table:table-row>
          <table:table-cell table:style-name="Table1.A2" office:value-type="string">
            <text:p text:style-name="P4"><text:span text:style-name="T1">25</text:span>-09-2015 </text:p>
          </table:table-cell>
          <table:table-cell table:style-name="Table1.A2" office:value-type="string">
            <text:p text:style-name="P6">Comienza desarrollo del producto</text:p>
          </table:table-cell>
          <table:table-cell table:style-name="Table1.A2" office:value-type="string">
            <text:p text:style-name="P6">Se desarrolla<text:span text:style-name="T2">n</text:span> la<text:span text:style-name="T2">s</text:span> <text:span text:style-name="T2">tablas de la </text:span>base de datos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>2<text:span text:style-name="T2">6</text:span>-10-2015</text:p>
          </table:table-cell>
          <table:table-cell table:style-name="Table1.F2" office:value-type="string">
            <text:p text:style-name="P18">D,E</text:p>
          </table:table-cell>
        </table:table-row>
        <table:table-row>
          <table:table-cell table:style-name="Table1.A2" office:value-type="string">
            <text:p text:style-name="P6">27-10-2015</text:p>
          </table:table-cell>
          <table:table-cell table:style-name="Table1.A2" office:value-type="string">
            <text:p text:style-name="P5">Retroalimentación con el cliente</text:p>
          </table:table-cell>
          <table:table-cell table:style-name="Table1.A2" office:value-type="string">
            <text:p text:style-name="P6">Se le muestra la base de datos al cliente 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27-10-2015</text:p>
          </table:table-cell>
          <table:table-cell table:style-name="Table1.F2" office:value-type="string">
            <text:p text:style-name="P16">D</text:p>
          </table:table-cell>
        </table:table-row>
        <table:table-row>
          <table:table-cell table:style-name="Table1.A2" office:value-type="string">
            <text:p text:style-name="P8">01-11-2015</text:p>
          </table:table-cell>
          <table:table-cell table:style-name="Table1.A2" office:value-type="string">
            <text:p text:style-name="P8">Criterio E </text:p>
          </table:table-cell>
          <table:table-cell table:style-name="Table1.A2" office:value-type="string">
            <text:p text:style-name="P8">Se hace un reporte con el trabajo realizado en las primeras etapas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8">04-11-2015</text:p>
          </table:table-cell>
          <table:table-cell table:style-name="Table1.F2" office:value-type="string">
            <text:p text:style-name="P16">E</text:p>
          </table:table-cell>
        </table:table-row>
        <table:table-row>
          <table:table-cell table:style-name="Table1.A2" office:value-type="string">
            <text:p text:style-name="P12">05-11-2015</text:p>
          </table:table-cell>
          <table:table-cell table:style-name="Table1.A2" office:value-type="string">
            <text:p text:style-name="P12">Relación de tablas de datos</text:p>
          </table:table-cell>
          <table:table-cell table:style-name="Table1.A2" office:value-type="string">
            <text:p text:style-name="P12">Se añaden reglas de <text:soft-page-break/>validación y se relacionan las llaves primarias y foráneas de la base de datos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2">10-11-2015</text:p>
          </table:table-cell>
          <table:table-cell table:style-name="Table1.F2" office:value-type="string">
            <text:p text:style-name="P18">E</text:p>
          </table:table-cell>
        </table:table-row>
        <table:table-row>
          <table:table-cell table:style-name="Table1.A2" office:value-type="string">
            <text:p text:style-name="P12">11-11-2015</text:p>
          </table:table-cell>
          <table:table-cell table:style-name="Table1.A2" office:value-type="string">
            <text:p text:style-name="P12">Pruebas de tablas</text:p>
          </table:table-cell>
          <table:table-cell table:style-name="Table1.A2" office:value-type="string">
            <text:p text:style-name="P12">Se prueban las relaciones entre las tablas y las reglas de validación 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18">E</text:p>
          </table:table-cell>
        </table:table-row>
        <table:table-row>
          <table:table-cell table:style-name="Table1.A2" office:value-type="string">
            <text:p text:style-name="P12">12-11-2015</text:p>
          </table:table-cell>
          <table:table-cell table:style-name="Table1.A2" office:value-type="string">
            <text:p text:style-name="P12">Actualización de Criterio D</text:p>
          </table:table-cell>
          <table:table-cell table:style-name="Table1.A2" office:value-type="string">
            <text:p text:style-name="P12">Con base en el desarrollo y <text:s/>las correcciones a las tablas, se actualizan las partes relacionadas del criterio D 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18">D</text:p>
          </table:table-cell>
        </table:table-row>
        <table:table-row>
          <table:table-cell table:style-name="Table1.A2" office:value-type="string">
            <text:p text:style-name="P13">14-11-2015</text:p>
          </table:table-cell>
          <table:table-cell table:style-name="Table1.A2" office:value-type="string">
            <text:p text:style-name="P12">Formularios y subformularios</text:p>
          </table:table-cell>
          <table:table-cell table:style-name="Table1.A2" office:value-type="string">
            <text:p text:style-name="P13">Se comienza el desarrollo de los formularios de ingreso de datos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12-12-2015</text:p>
          </table:table-cell>
          <table:table-cell table:style-name="Table1.F2" office:value-type="string">
            <text:p text:style-name="P19">E</text:p>
          </table:table-cell>
        </table:table-row>
        <table:table-row>
          <table:table-cell table:style-name="Table1.A2" office:value-type="string">
            <text:p text:style-name="P13">21-11-2015</text:p>
          </table:table-cell>
          <table:table-cell table:style-name="Table1.A2" office:value-type="string">
            <text:p text:style-name="P12">Consultas</text:p>
          </table:table-cell>
          <table:table-cell table:style-name="Table1.A2" office:value-type="string">
            <text:p text:style-name="P13">Se realizan las consultas por parámetro según los datos de los formularios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19-12-2015</text:p>
          </table:table-cell>
          <table:table-cell table:style-name="Table1.F2" office:value-type="string">
            <text:p text:style-name="P19">E</text:p>
          </table:table-cell>
        </table:table-row>
        <table:table-row>
          <table:table-cell table:style-name="Table1.A2" office:value-type="string">
            <text:p text:style-name="P13">28-11-2015</text:p>
          </table:table-cell>
          <table:table-cell table:style-name="Table1.A2" office:value-type="string">
            <text:p text:style-name="P12">Reporte</text:p>
          </table:table-cell>
          <table:table-cell table:style-name="Table1.A2" office:value-type="string">
            <text:p text:style-name="P13">Se realiza el reporte de asistencia.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30-11-2015</text:p>
          </table:table-cell>
          <table:table-cell table:style-name="Table1.F2" office:value-type="string">
            <text:p text:style-name="P19">E</text:p>
          </table:table-cell>
        </table:table-row>
        <table:table-row>
          <table:table-cell table:style-name="Table1.A19" office:value-type="string">
            <text:p text:style-name="P13">20-12-2015</text:p>
          </table:table-cell>
          <table:table-cell table:style-name="Table1.A19" office:value-type="string">
            <text:p text:style-name="P12">Prueba de formularios y consultas</text:p>
          </table:table-cell>
          <table:table-cell table:style-name="Table1.A19" office:value-type="string">
            <text:p text:style-name="P13">Se prueba el ingreso de datos el los formularios y el funcionamient<text:soft-page-break/>o de las consultas, corroborando los datos con las tablas. </text:p>
          </table:table-cell>
          <table:table-cell table:style-name="Table1.A19" office:value-type="string">
            <text:p text:style-name="P9"/>
          </table:table-cell>
          <table:table-cell table:style-name="Table1.A19" office:value-type="string">
            <text:p text:style-name="P9"/>
          </table:table-cell>
          <table:table-cell table:style-name="Table1.F19" office:value-type="string">
            <text:p text:style-name="P19">E</text:p>
          </table:table-cell>
        </table:table-row>
        <table:table-row>
          <table:table-cell table:style-name="Table1.A19" office:value-type="string">
            <text:p text:style-name="P20">7-1-2016</text:p>
          </table:table-cell>
          <table:table-cell table:style-name="Table1.A19" office:value-type="string">
            <text:p text:style-name="P12">Corrección de Formularios y consultas</text:p>
          </table:table-cell>
          <table:table-cell table:style-name="Table1.A19" office:value-type="string">
            <text:p text:style-name="P13">Con base en la pruebas, se corrigen detalles de los formularios y las consultas</text:p>
          </table:table-cell>
          <table:table-cell table:style-name="Table1.A19" office:value-type="string">
            <text:p text:style-name="P9"/>
          </table:table-cell>
          <table:table-cell table:style-name="Table1.A19" office:value-type="string">
            <text:p text:style-name="P9"/>
          </table:table-cell>
          <table:table-cell table:style-name="Table1.F19" office:value-type="string">
            <text:p text:style-name="P19">E</text:p>
          </table:table-cell>
        </table:table-row>
        <table:table-row>
          <table:table-cell table:style-name="Table1.A19" office:value-type="string">
            <text:p text:style-name="P14">8-1-2016</text:p>
          </table:table-cell>
          <table:table-cell table:style-name="Table1.A19" office:value-type="string">
            <text:p text:style-name="P12">Formularios de navegación </text:p>
          </table:table-cell>
          <table:table-cell table:style-name="Table1.A19" office:value-type="string">
            <text:p text:style-name="P13">Se integran los formularios en un formulario independiente que funciona como interfaz gráfica</text:p>
          </table:table-cell>
          <table:table-cell table:style-name="Table1.A19" office:value-type="string">
            <text:p text:style-name="P9"/>
          </table:table-cell>
          <table:table-cell table:style-name="Table1.A19" office:value-type="string">
            <text:p text:style-name="P14">22-1-2016</text:p>
          </table:table-cell>
          <table:table-cell table:style-name="Table1.F19" office:value-type="string">
            <text:p text:style-name="P19">E</text:p>
          </table:table-cell>
        </table:table-row>
        <table:table-row>
          <table:table-cell table:style-name="Table1.A19" office:value-type="string">
            <text:p text:style-name="P14">15-1-2016</text:p>
          </table:table-cell>
          <table:table-cell table:style-name="Table1.A19" office:value-type="string">
            <text:p text:style-name="P12">Edición de Código VBA</text:p>
          </table:table-cell>
          <table:table-cell table:style-name="Table1.A19" office:value-type="string">
            <text:p text:style-name="P13">Se ajustan las funcionalidades de botones y eventos para lograr los efectos deseados mediante código VBA y Macros</text:p>
          </table:table-cell>
          <table:table-cell table:style-name="Table1.A19" office:value-type="string">
            <text:p text:style-name="P9"/>
          </table:table-cell>
          <table:table-cell table:style-name="Table1.A19" office:value-type="string">
            <text:p text:style-name="P14">22-1-2016</text:p>
          </table:table-cell>
          <table:table-cell table:style-name="Table1.F19" office:value-type="string">
            <text:p text:style-name="P19">E</text:p>
          </table:table-cell>
        </table:table-row>
        <table:table-row>
          <table:table-cell table:style-name="Table1.A19" office:value-type="string">
            <text:p text:style-name="P14">24-1-2016</text:p>
          </table:table-cell>
          <table:table-cell table:style-name="Table1.A19" office:value-type="string">
            <text:p text:style-name="P12">Prueba de interfaz</text:p>
          </table:table-cell>
          <table:table-cell table:style-name="Table1.A19" office:value-type="string">
            <text:p text:style-name="P13">Se prueba el funcionamiento de la interfaz en cuanto a la navegación, presentación de datos e ingreso de información. </text:p>
          </table:table-cell>
          <table:table-cell table:style-name="Table1.A19" office:value-type="string">
            <text:p text:style-name="P9"/>
          </table:table-cell>
          <table:table-cell table:style-name="Table1.A19" office:value-type="string">
            <text:p text:style-name="P9"/>
          </table:table-cell>
          <table:table-cell table:style-name="Table1.F19" office:value-type="string">
            <text:p text:style-name="P19">E</text:p>
          </table:table-cell>
        </table:table-row>
        <table:table-row>
          <table:table-cell table:style-name="Table1.A19" office:value-type="string">
            <text:p text:style-name="P14">30-1-2016</text:p>
          </table:table-cell>
          <table:table-cell table:style-name="Table1.A19" office:value-type="string">
            <text:p text:style-name="P12">Actualización criterio E y D</text:p>
          </table:table-cell>
          <table:table-cell table:style-name="Table1.A19" office:value-type="string">
            <text:p text:style-name="P13">Con base en el desarrollo final se <text:soft-page-break/>actualizan los criterios E y D para reflejar los últimos desarrollos</text:p>
          </table:table-cell>
          <table:table-cell table:style-name="Table1.A19" office:value-type="string">
            <text:p text:style-name="P9"/>
          </table:table-cell>
          <table:table-cell table:style-name="Table1.A19" office:value-type="string">
            <text:p text:style-name="P9"/>
          </table:table-cell>
          <table:table-cell table:style-name="Table1.F19" office:value-type="string">
            <text:p text:style-name="P19">E,D</text:p>
          </table:table-cell>
        </table:table-row>
        <table:table-row>
          <table:table-cell table:style-name="Table1.A19" office:value-type="string">
            <text:p text:style-name="P14">31-1-2016</text:p>
          </table:table-cell>
          <table:table-cell table:style-name="Table1.A19" office:value-type="string">
            <text:p text:style-name="P13">Screencast</text:p>
          </table:table-cell>
          <table:table-cell table:style-name="Table1.A19" office:value-type="string">
            <text:p text:style-name="P13">Usando software de captura de pantalla de graba un video que demuestre el producto</text:p>
          </table:table-cell>
          <table:table-cell table:style-name="Table1.A19" office:value-type="string">
            <text:p text:style-name="P9"/>
          </table:table-cell>
          <table:table-cell table:style-name="Table1.A19" office:value-type="string">
            <text:p text:style-name="P9"/>
          </table:table-cell>
          <table:table-cell table:style-name="Table1.F19" office:value-type="string">
            <text:p text:style-name="P19">E</text:p>
          </table:table-cell>
        </table:table-row>
        <table:table-row>
          <table:table-cell table:style-name="Table1.A19" office:value-type="string">
            <text:p text:style-name="P14">5-2-2016</text:p>
          </table:table-cell>
          <table:table-cell table:style-name="Table1.A19" office:value-type="string">
            <text:p text:style-name="P12">Entrevista final</text:p>
          </table:table-cell>
          <table:table-cell table:style-name="Table1.A19" office:value-type="string">
            <text:p text:style-name="P13">Se presenta el producto final con el cliente</text:p>
          </table:table-cell>
          <table:table-cell table:style-name="Table1.A19" office:value-type="string">
            <text:p text:style-name="P9"/>
          </table:table-cell>
          <table:table-cell table:style-name="Table1.A19" office:value-type="string">
            <text:p text:style-name="P9"/>
          </table:table-cell>
          <table:table-cell table:style-name="Table1.F19" office:value-type="string">
            <text:p text:style-name="P19">F</text:p>
          </table:table-cell>
        </table:table-row>
        <table:table-row>
          <table:table-cell table:style-name="Table1.A19" office:value-type="string">
            <text:p text:style-name="P14">6-2-2016</text:p>
          </table:table-cell>
          <table:table-cell table:style-name="Table1.A19" office:value-type="string">
            <text:p text:style-name="P12">Evaluación final</text:p>
          </table:table-cell>
          <table:table-cell table:style-name="Table1.A19" office:value-type="string">
            <text:p text:style-name="P13">Con base en la entrevista, se redacta el Criterio F</text:p>
          </table:table-cell>
          <table:table-cell table:style-name="Table1.A19" office:value-type="string">
            <text:p text:style-name="P9"/>
          </table:table-cell>
          <table:table-cell table:style-name="Table1.A19" office:value-type="string">
            <text:p text:style-name="P9"/>
          </table:table-cell>
          <table:table-cell table:style-name="Table1.F19" office:value-type="string">
            <text:p text:style-name="P19">F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6-02-22T00:50:17.806676996</dc:date>
    <meta:editing-duration>PT41M26S</meta:editing-duration>
    <meta:editing-cycles>10</meta:editing-cycles>
    <meta:generator>LibreOffice/5.1.0.3$Linux_X86_64 LibreOffice_project/10m0$Build-3</meta:generator>
    <meta:document-statistic meta:table-count="1" meta:image-count="0" meta:object-count="0" meta:page-count="5" meta:paragraph-count="125" meta:word-count="548" meta:character-count="3338" meta:non-whitespace-character-count="2887"/>
  </office:meta>
</office:document-meta>
</file>